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bg" fo:country="BG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 style:list-style-name="L1">
      <style:text-properties fo:language="en" fo:country="US"/>
    </style:style>
    <style:style style:name="P4" style:family="paragraph" style:parent-style-name="Standard" style:list-style-name="L2">
      <style:text-properties fo:language="en" fo:country="US"/>
    </style:style>
    <style:style style:name="T1" style:family="text">
      <style:text-properties fo:language="bg" fo:country="BG"/>
    </style:style>
    <style:style style:name="T2" style:family="text">
      <style:text-properties fo:language="en" fo:country="US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st techniques</text:p>
      <text:p text:style-name="P2"/>
      <text:p text:style-name="P2"/>
      <text:p text:style-name="P2">State transition diagram</text:p>
      <text:p text:style-name="P2"/>
      <text:list xml:id="list1377106245636020300" text:style-name="L1">
        <text:list-item>
          <text:p text:style-name="P3"><text:span text:style-name="T1">тестване на банкомат.</text:span></text:p>
        </text:list-item>
      </text:list>
      <text:p text:style-name="P2">Cause effect graph</text:p>
      <text:p text:style-name="P2"/>
      <text:p text:style-name="P1">Ако искаме <text:s/>да <text:span text:style-name="T2">improve </text:span>нещо.</text:p>
      <text:p text:style-name="P1">Шсяка причина мове да бъде малък проблем.</text:p>
      <text:p text:style-name="P1"/>
      <text:p text:style-name="P2">Error gessing</text:p>
      <text:p text:style-name="P2"/>
      <text:p text:style-name="P2">White box techniques</text:p>
      <text:list xml:id="list1879173189342985768" text:style-name="L2">
        <text:list-item>
          <text:p text:style-name="P4">Statement coverage</text:p>
        </text:list-item>
        <text:list-item>
          <text:p text:style-name="P4"><text:s/>Decision coverage</text:p>
        </text:list-item>
        <text:list-item>
          <text:p text:style-name="P4">Branch overage</text:p>
        </text:list-item>
        <text:list-item>
          <text:p text:style-name="P4">Path coverageng</text:p>
        </text:list-item>
      </text:list>
      <text:p text:style-name="P2"/>
      <text:list xml:id="list21587689" text:continue-numbering="true" text:style-name="L2">
        <text:list-item>
          <text:p text:style-name="P4">Data flow testing</text:p>
        </text:list-item>
      </text:list>
      <text:p text:style-name="P2"/>
      <text:p text:style-name="P2">Statement coverage</text:p>
      <text:p text:style-name="P2"/>
      <text:p text:style-name="P2">Decision (branch) coverage</text:p>
      <text:p text:style-name="P2"/>
      <text:p text:style-name="P2"/>
      <text:p text:style-name="P2">Path coverage</text:p>
      <text:p text:style-name="P2"/>
      <text:p text:style-name="P2">Data flow testing- <text:span text:style-name="T1">вече не се прилага. Средите за разработка го предлагат..</text:span></text:p>
      <text:p text:style-name="P2"><text:span text:style-name="T1"/></text:p>
      <text:p text:style-name="P2"><text:span text:style-name="T1"/></text:p>
      <text:p text:style-name="P2">Static data flow testing</text:p>
      <text:p text:style-name="P2"/>
      <text:p text:style-name="P2">Dynamic data flow testing- as debugginng</text:p>
      <text:p text:style-name="P2"/>
      <text:p text:style-name="P1">Където има <text:span text:style-name="T2">if = </text:span>ромб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5H6M10S</meta:editing-duration>
    <meta:editing-cycles>8</meta:editing-cycles>
    <meta:generator>OpenOffice/4.1.6$Win32 OpenOffice.org_project/416m1$Build-9790</meta:generator>
    <dc:date>2019-04-06T01:38:32.63</dc:date>
    <meta:document-statistic meta:table-count="0" meta:image-count="0" meta:object-count="0" meta:page-count="1" meta:paragraph-count="20" meta:word-count="79" meta:character-count="489"/>
    <meta:user-defined meta:name="Info 1"/>
    <meta:user-defined meta:name="Info 2"/>
    <meta:user-defined meta:name="Info 3"/>
    <meta:user-defined meta:name="Info 4"/>
  </office:meta>
</office:document-meta>
</file>